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a05b" officeooo:paragraph-rsid="0012a0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ed</text:p>
      <text:p text:style-name="P1">d3</text:p>
      <text:p text:style-name="P1">d3-geo-projection</text:p>
      <text:p text:style-name="P1">shapefile</text:p>
      <text:p text:style-name="P1">topojson</text:p>
      <text:p text:style-name="P1">ndjson-cli</text:p>
      <text:p text:style-name="P1"/>
      <text:p text:style-name="P1">curl 'http://www2.census.gov/geo/tiger/GENZ2014/shp/cb_2014_06_tract_500k.zip' -o cb_2014_06_tract_500k.zip</text:p>
      <text:p text:style-name="P1"/>
      <text:p text:style-name="P1"/>
      <text:p text:style-name="P1">"This downloads state and polygons of census data _06_ represent state, new york is _36_"</text:p>
      <text:p text:style-name="P1"/>
      <text:p text:style-name="P1"/>
      <text:p text:style-name="P1"/>
      <text:p text:style-name="P1"/>
      <text:p text:style-name="P1"/>
      <text:p text:style-name="P1">unzip -o cb_2014_06_tract_500k.zip</text:p>
      <text:p text:style-name="P1"/>
      <text:p text:style-name="P1"/>
      <text:p text:style-name="P1">"unzips zip file into current directory"</text:p>
      <text:p text:style-name="P1"/>
      <text:p text:style-name="P1"/>
      <text:p text:style-name="P1"/>
      <text:p text:style-name="P1">shp2json cb_2014_06_tract_500k.shp -o ca.json</text:p>
      <text:p text:style-name="P1"/>
      <text:p text:style-name="P1"/>
      <text:p text:style-name="P1"/>
      <text:p text:style-name="P1">"converts .shp file so it can be used as a GeoJSon"</text:p>
      <text:p text:style-name="P1"/>
      <text:p text:style-name="P1"/>
      <text:p text:style-name="P1"/>
      <text:p text:style-name="P1">geoproject 'd3.geoConicEqualArea().parallels([34, 40.5]).rotate([120, 0]).fitSize([960, 960], d)' &lt; ca.json &gt; ca-albers.json</text:p>
      <text:p text:style-name="P1"/>
      <text:p text:style-name="P1"/>
      <text:p text:style-name="P1"><text:s/>"d3.geoConicEqualArea() shows you California if you do not know what projection to use go to spatialreference.org."</text:p>
      <text:p text:style-name="P1"/>
      <text:p text:style-name="P1"><text:tab/></text:p>
      <text:p text:style-name="P1">fitSize([960, 960], d) </text:p>
      <text:p text:style-name="P1"/>
      <text:p text:style-name="P1">"</text:p>
      <text:p text:style-name="P1">allows you to take input geometry (d) and fit in inside the box appropriately</text:p>
      <text:p text:style-name="P1"/>
      <text:p text:style-name="P1">"</text:p>
      <text:p text:style-name="P1"/>
      <text:p text:style-name="P1"/>
      <text:p text:style-name="P1">geo2svg -w 960 -h 960 &lt; ca-albers.json &gt; ca-albers.svg</text:p>
      <text:p text:style-name="P1"><text:soft-page-break/></text:p>
      <text:p text:style-name="P1">"To look at it but you have to open the .svg file"</text:p>
      <text:p text:style-name="P1"/>
      <text:p text:style-name="P1"/>
      <text:p text:style-name="P1">ndjson-split 'd.features' \</text:p>
      <text:p text:style-name="P1"><text:s text:c="2"/>&lt; ca-albers.json \</text:p>
      <text:p text:style-name="P1"><text:s text:c="2"/>&gt; ca-albers.ndjson</text:p>
      <text:p text:style-name="P1"/>
      <text:p text:style-name="P1">"So you can edit the polygons"</text:p>
      <text:p text:style-name="P1"/>
      <text:p text:style-name="P1"/>
      <text:p text:style-name="P1">ndjson-map 'd.id = d.properties.GEOID.slice(2), d' \</text:p>
      <text:p text:style-name="P1"><text:s text:c="2"/>&lt; ca-albers.ndjson \</text:p>
      <text:p text:style-name="P1"><text:s text:c="2"/>&gt; ca-albers-id.ndjson</text:p>
      <text:p text:style-name="P1"/>
      <text:p text:style-name="P1">"So you can access every individual polygon"</text:p>
      <text:p text:style-name="P1"/>
      <text:p text:style-name="P1"/>
      <text:p text:style-name="P1">curl 'http://api.census.gov/data/2014/acs5?get=B01003_001E&amp;for=tract:*&amp;in=state:06'</text:p>
      <text:p text:style-name="P1"/>
      <text:p text:style-name="P1">"for, what type of data you are getting</text:p>
      <text:p text:style-name="P1">in, what place (state,region, country)"</text:p>
      <text:p text:style-name="P1"/>
      <text:p text:style-name="P1"/>
      <text:p text:style-name="P1">ndjson-cat cb_2014_06_tract_B01003.json \</text:p>
      <text:p text:style-name="P1"><text:s text:c="2"/>| ndjson-split 'd.slice(1)' \</text:p>
      <text:p text:style-name="P1"><text:s text:c="2"/>| ndjson-map '{id: d[2] + d[3], B01003: +d[0]}' \</text:p>
      <text:p text:style-name="P1"><text:s text:c="2"/>&gt; cb_2014_06_tract_B01003.ndjson</text:p>
      <text:p text:style-name="P1"/>
      <text:p text:style-name="P1">"To use as nd-json stream"</text:p>
      <text:p text:style-name="P1"/>
      <text:p text:style-name="P1"/>
      <text:p text:style-name="P1">ndjson-join 'd.id' \</text:p>
      <text:p text:style-name="P1"><text:s text:c="2"/>ca-albers-id.ndjson \</text:p>
      <text:p text:style-name="P1"><text:s text:c="2"/>cb_2014_06_tract_B01003.ndjson \</text:p>
      <text:p text:style-name="P1"><text:s text:c="2"/>&gt; ca-albers-join.ndjson</text:p>
      <text:p text:style-name="P1"/>
      <text:p text:style-name="P1">"To convert array values into map"</text:p>
      <text:p text:style-name="P1"/>
      <text:p text:style-name="P1"/>
      <text:p text:style-name="P1">ndjson-map 'd[0].properties = {density:Math.floor(d[1].B01003 / d[0].properties.ALAND * 2589975.2356)}, d[0]' \</text:p>
      <text:p text:style-name="P1"><text:s text:c="2"/>&lt; ca-albers-join.ndjson \</text:p>
      <text:p text:style-name="P1"><text:s text:c="2"/>&gt; ca-albers-density.ndjson</text:p>
      <text:p text:style-name="P1"/>
      <text:p text:style-name="P1">"To compute the population density using ndjson-map, and to remove the additional properties we no longer need:"</text:p>
      <text:p text:style-name="P1"/>
      <text:p text:style-name="P1"/>
      <text:p text:style-name="P1"><text:soft-page-break/>"The population density is computed as the population estimate B01003 divided by the land area ALAND. The constant 2589975.2356 = 1609.34² converts the land area from square meters to square miles."</text:p>
      <text:p text:style-name="P1"/>
      <text:p text:style-name="P1"/>
      <text:p text:style-name="P1">ndjson-reduce 'p.features.push(d), p' '{type: "FeatureCollection", features: []}' \</text:p>
      <text:p text:style-name="P1"><text:s text:c="2"/>&lt; ca-albers-density.ndjson \</text:p>
      <text:p text:style-name="P1"><text:s text:c="2"/>&gt; ca-albers-density.json</text:p>
      <text:p text:style-name="P1"/>
      <text:p text:style-name="P1">ndjson-reduce \</text:p>
      <text:p text:style-name="P1"><text:s text:c="2"/>&lt; ca-albers-density.ndjson \</text:p>
      <text:p text:style-name="P1"><text:s text:c="2"/>| ndjson-map '{type: "FeatureCollection", features: d}' \</text:p>
      <text:p text:style-name="P1"><text:s text:c="2"/>&gt; ca-albers-density.json</text:p>
      <text:p text:style-name="P1"/>
      <text:p text:style-name="P1">"To convert back to GeoJSON, use ndjson-reduce or reduce and map"</text:p>
      <text:p text:style-name="P1"/>
      <text:p text:style-name="P1"/>
      <text:p text:style-name="P1">ndjson-map -r d3 \</text:p>
      <text:p text:style-name="P1"><text:s text:c="2"/>'(d.properties.fill = d3.scaleSequential(d3.interpolateViridis).domain([0, 4000])(d.properties.density), d)' \</text:p>
      <text:p text:style-name="P1"><text:s text:c="2"/>&lt; ca-albers-density.ndjson \</text:p>
      <text:p text:style-name="P1"><text:s text:c="2"/>&gt; ca-albers-color.ndjson</text:p>
      <text:p text:style-name="P1"/>
      <text:p text:style-name="P1">"Next use ndjson-map, requiring D3 via -r d3, and defining a fill property using a sequential scale with the Viridis color scheme:"</text:p>
      <text:p text:style-name="P1"/>
      <text:p text:style-name="P1"/>
      <text:p text:style-name="P1">geo2svg -n --stroke none -p 1 -w 960 -h 960 \</text:p>
      <text:p text:style-name="P1"><text:s text:c="2"/>&lt; ca-albers-color.ndjson \</text:p>
      <text:p text:style-name="P1"><text:s text:c="2"/>&gt; ca-albers-color.svg</text:p>
      <text:p text:style-name="P1"/>
      <text:p text:style-name="P1">"To convert the newline-delimited GeoJSON to SVG using geo2svg: .svg images are known as chloropleths"</text:p>
      <text:p text:style-name="P1">"A choropleth should have a title, a key, and contextual cues to help identify geography, such as county borders"</text:p>
      <text:p text:style-name="P1"/>
      <text:p text:style-name="P1"/>
      <text:p text:style-name="P1">geo2topo -n \</text:p>
      <text:p text:style-name="P1"><text:s text:c="2"/>tracts=ca-albers-density.ndjson \</text:p>
      <text:p text:style-name="P1"><text:s text:c="2"/>&gt; ca-tracts-topo.json</text:p>
      <text:p text:style-name="P1"/>
      <text:p text:style-name="P1">tracts=…, allows you to specify multiple named GeoJSON inputs,</text:p>
      <text:p text:style-name="P1"/>
      <text:p text:style-name="P1">"Converts to TopoJSon"</text:p>
      <text:p text:style-name="P1"/>
      <text:p text:style-name="P1"/>
      <text:p text:style-name="P1">toposimplify -p 1 -f \</text:p>
      <text:p text:style-name="P1"><text:s text:c="2"/>&lt; ca-tracts-topo.json \</text:p>
      <text:p text:style-name="P1"><text:s text:c="2"/>&gt; ca-simple-topo.json</text:p>
      <text:p text:style-name="P1"><text:soft-page-break/></text:p>
      <text:p text:style-name="P1">args: <text:s/>-s <text:s/>If simplifying before projecting, min area threshold</text:p>
      <text:p text:style-name="P1"/>
      <text:p text:style-name="P1">"reduces to 3.1"</text:p>
      <text:p text:style-name="P1"/>
      <text:p text:style-name="P1"/>
      <text:p text:style-name="P1">topoquantize 1e5 \</text:p>
      <text:p text:style-name="P1"><text:s text:c="2"/>&lt; ca-simple-topo.json \</text:p>
      <text:p text:style-name="P1"><text:s text:c="2"/>&gt; ca-quantized-topo.json</text:p>
      <text:p text:style-name="P1"/>
      <text:p text:style-name="P1">"reduce to 1.6"</text:p>
      <text:p text:style-name="P1"/>
      <text:p text:style-name="P1"/>
      <text:p text:style-name="P1">topomerge -k 'd.id.slice(0, 3)' counties=tracts \</text:p>
      <text:p text:style-name="P1"><text:s text:c="2"/>&lt; ca-quantized-topo.json \</text:p>
      <text:p text:style-name="P1"><text:s text:c="2"/>&gt; ca-merge-topo.json</text:p>
      <text:p text:style-name="P1"/>
      <text:p text:style-name="P1">"defaults to divide by county borders anyway"<text:tab/></text:p>
      <text:p text:style-name="P1"/>
      <text:p text:style-name="P1"/>
      <text:p text:style-name="P1">topomerge --mesh -f 'a !== b' counties=counties \</text:p>
      <text:p text:style-name="P1"><text:s text:c="2"/>&lt; ca-merge-topo.json \</text:p>
      <text:p text:style-name="P1"><text:s text:c="2"/>&gt; ca-topo.json</text:p>
      <text:p text:style-name="P1"/>
      <text:p text:style-name="P1">"leaves out state borders, only deals with county borders"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http://html.net/tutorials/css/lesson5.php</text:p>
      <text:p text:style-name="P1">LYNDA.COM/SMARTER</text:p>
      <text:p text:style-name="P1">Javascript Time</text:p>
      <text:p text:style-name="P1">make timers</text:p>
      <text:p text:style-name="P1"><text:s text:c="3"/>setTimeout(action, milliseconds) - browswer waits before execution</text:p>
      <text:p text:style-name="P1"><text:s text:c="3"/>setInterval(codeToExecute, timeIntervalInMilliseconds) - executes code at intervals</text:p>
      <text:p text:style-name="P1">delete timers</text:p>
      <text:p text:style-name="P1"><text:s text:c="3"/>clearTimeout(timerVariable) clears timeout</text:p>
      <text:p text:style-name="P1"><text:s text:c="3"/>clearInterval(timerVariable) clears interval</text:p>
      <text:p text:style-name="P1">using inamges properly</text:p>
      <text:p text:style-name="P1"><text:s text:c="4"/>var myNewImage = new Image();</text:p>
      <text:p text:style-name="P1"><text:s text:c="4"/>myNewImage.src = "images/testimage.jpg";</text:p>
      <text:p text:style-name="P1"/>
      <text:p text:style-name="P1"/>
      <text:p text:style-name="P1">Javascript submitting forms</text:p>
      <text:p text:style-name="P1">&lt;form id="myForm" action="#" method="post"&gt; - makes submission form</text:p>
      <text:p text:style-name="P1">&lt;fieldset&gt; -- set of associated fields</text:p>
      <text:p text:style-name="P1">&lt;label for = "text"&gt;&lt;input type = 'text'&gt; <text:s/>- to label a box</text:p>
      <text:p text:style-name="P1"/>
      <text:p text:style-name="P1"/>
      <text:p text:style-name="P1"/>
      <text:p text:style-name="P1">Javascript cookies</text:p>
      <text:p text:style-name="P1">! document.cookie - if no cookies left</text:p>
      <text:p text:style-name="P1">escape() = make sure var name has no unallowed characters</text:p>
      <text:p text:style-name="P1"/>
      <text:p text:style-name="P1">Set expiry day</text:p>
      <text:p text:style-name="P1"><text:s text:c="3"/>var expiryDate = new Date();<text:tab/><text:tab/></text:p>
      <text:p text:style-name="P1"><text:s text:c="3"/>expiryDate.setTime(expiryDate.getTime() + (60 * 1000));</text:p>
      <text:p text:style-name="P1"/>
      <text:p text:style-name="P1">create a cookie</text:p>
      <text:p text:style-name="P1"><text:s text:c="3"/>var cookieName = "Test Cookie";</text:p>
      <text:p text:style-name="P1"><text:s text:c="3"/>var myCookie = escape(cookieName);</text:p>
      <text:p text:style-name="P1"><text:s text:c="3"/>document.cookie = "myCookie=" + myCookie + ";" + "expires=" + expiryDate.toGMTString() + ";";</text:p>
      <text:p text:style-name="P1"/>
      <text:p text:style-name="P1">Using cookies</text:p>
      <text:p text:style-name="P1"><text:s text:c="3"/>unescape() to unremove unallowed characters for use</text:p>
      <text:p text:style-name="P1"><text:s text:c="3"/>var myCookieString = unescape(document.cookie);</text:p>
      <text:p text:style-name="P1"><text:s text:c="3"/>var dataList = myCookieString.split(";");</text:p>
      <text:p text:style-name="P1"><text:s text:c="3"/>var neededlist = dataList.split("=")</text:p>
      <text:p text:style-name="P1"><text:s text:c="3"/>document.write(neededlist[1])</text:p>
      <text:p text:style-name="P1"/>
      <text:p text:style-name="P1"/>
      <text:p text:style-name="P1"/>
      <text:p text:style-name="P1">Javascript DOM (Document Object)</text:p>
      <text:p text:style-name="P1">document.title;</text:p>
      <text:p text:style-name="P1">document.URL;</text:p>
      <text:p text:style-name="P1">document.lastModified;</text:p>
      <text:p text:style-name="P1">document.getElementsByTagName("li"); a list is made</text:p>
      <text:p text:style-name="P1">listElems[i].style.backgroundColor = "red";<text:tab/><text:tab/></text:p>
      <text:p text:style-name="P1"><text:soft-page-break/>listElems[i].style.color = "white";</text:p>
      <text:p text:style-name="P1">How to create new elements</text:p>
      <text:p text:style-name="P1"><text:s text:c="3"/>document.createElement("p");</text:p>
      <text:p text:style-name="P1"><text:s text:c="3"/>document.body.appendChild(newParagraph);</text:p>
      <text:p text:style-name="P1"><text:s text:c="3"/>document.createTextNode("Hello DOM standard");</text:p>
      <text:p text:style-name="P1"><text:s text:c="3"/>newParagraph.appendChild(newTextPara);</text:p>
      <text:p text:style-name="P1">to set an attribute</text:p>
      <text:p text:style-name="P1"><text:s text:c="3"/>newParagraph.setAttribute("id", "newParagraph");</text:p>
      <text:p text:style-name="P1"><text:tab/><text:tab/></text:p>
      <text:p text:style-name="P1">to delete elements</text:p>
      <text:p text:style-name="P1"><text:s text:c="4"/>var remove = document.getelementById()</text:p>
      <text:p text:style-name="P1"><text:s text:c="3"/>document.body.removeChild();<text:tab/> </text:p>
      <text:p text:style-name="P1"/>
      <text:p text:style-name="P1">Javascript Arrays</text:p>
      <text:p text:style-name="P1">ways to make it</text:p>
      <text:p text:style-name="P1"><text:s text:c="3"/>new Array();</text:p>
      <text:p text:style-name="P1"><text:s text:c="3"/>new Array(item0, item1, item2 ...)</text:p>
      <text:p text:style-name="P1"><text:s text:c="3"/>var colors = ["green", "red"];</text:p>
      <text:p text:style-name="P1">loop arrays</text:p>
      <text:p text:style-name="P1"><text:s text:c="4"/>for(item in items)</text:p>
      <text:p text:style-name="P1">var colors = ["green", "red",]</text:p>
      <text:p text:style-name="P1">colors[1] = 'pick"</text:p>
      <text:p text:style-name="P1">array.sort()- sorts the array</text:p>
      <text:p text:style-name="P1"/>
      <text:p text:style-name="P1">Javascript Math</text:p>
      <text:p text:style-name="P1">Math.PI = value of pi</text:p>
      <text:p text:style-name="P1">Math.sqrt() = sqrt of a value</text:p>
      <text:p text:style-name="P1">parseInt()/parseFloat() - to convert strings to numbers;</text:p>
      <text:p text:style-name="P1">isNaN() to check whether a value is or is not a number;</text:p>
      <text:p text:style-name="P1">function sortAscending(a, b) -small to big # a-b</text:p>
      <text:p text:style-name="P1">function sortDescending(a, b)-big to small # b-a</text:p>
      <text:p text:style-name="P1">array.push(value) - to add to an array</text:p>
      <text:p text:style-name="P1">array.pop(value)- take a value</text:p>
      <text:p text:style-name="P1">array.shift- takes the first value</text:p>
      <text:p text:style-name="P1"/>
      <text:p text:style-name="P1"/>
      <text:p text:style-name="P1"/>
      <text:p text:style-name="P1">JavaScript Dates</text:p>
      <text:p text:style-name="P1">new Date().toLocaleDateString(); - adjust the date</text:p>
      <text:p text:style-name="P1">new Date(milliseconds).toLocaleDateString(); - gives date counting milliseconds from 1/1/1970</text:p>
      <text:p text:style-name="P1">new Date("10 November, 2011").toLocaleDateString(); - you put in your own date</text:p>
      <text:p text:style-name="P1">//new Date(year, month, day, hours, minutes, seconds, milliseconds) - only year and month are req, others optional</text:p>
      <text:p text:style-name="P1">myDate.getDate()); - gets the number date</text:p>
      <text:p text:style-name="P1">myDate.getTime());- <text:s/>gets the time in milliseconds from 1/1/1970 </text:p>
      <text:p text:style-name="P1">myDate.getFullYear()); - gets the current year</text:p>
      <text:p text:style-name="P1">myDate.getMonth()); - gets number representation of month (Jan - Dec 0-11)</text:p>
      <text:p text:style-name="P1">myDate.getDay()); - gets number representation of the day of the week (Sunday -Sat , 0-6)</text:p>
      <text:p text:style-name="P1"><text:s/>myDate.getHours(); - gets hours</text:p>
      <text:p text:style-name="P1"><text:soft-page-break/>myDate.getMinutes();- gets minutes</text:p>
      <text:p text:style-name="P1">var mySetDate = myDate.setFullYear(2011, 9, 31); - create the object then change the date</text:p>
      <text:p text:style-name="P1"/>
      <text:p text:style-name="P1"/>
      <text:p text:style-name="P1"/>
      <text:p text:style-name="P1"/>
      <text:p text:style-name="P1">JavaScript strings</text:p>
      <text:p text:style-name="P1">length property;</text:p>
      <text:p text:style-name="P1">toLowerCase()/toUpperCase();</text:p>
      <text:p text:style-name="P1">match();</text:p>
      <text:p text:style-name="P1">replace();</text:p>
      <text:p text:style-name="P1">indexOf().</text:p>
      <text:p text:style-name="P1"/>
      <text:p text:style-name="P1"/>
      <text:p text:style-name="P1"/>
      <text:p text:style-name="P1"/>
      <text:p text:style-name="P1">JavaScript loops</text:p>
      <text:p text:style-name="P1">var value = document.getelementbyID("element id")</text:p>
      <text:p text:style-name="P1">for( var i = 1; i &gt;stop; i++)</text:p>
      <text:p text:style-name="P1">{ <text:s/>value.innerHTML += 'img <text:s/>src = "png.jpg"'</text:p>
      <text:p text:style-name="P1"/>
      <text:p text:style-name="P1"/>
      <text:p text:style-name="P1">JavaScript comparison</text:p>
      <text:p text:style-name="P1">== equal to</text:p>
      <text:p text:style-name="P1">=== equal to and same type</text:p>
      <text:p text:style-name="P1"/>
      <text:p text:style-name="P1">JavaScript Text</text:p>
      <text:p text:style-name="P1">Just like python</text:p>
      <text:p text:style-name="P1"/>
      <text:p text:style-name="P1">JavaScript Events</text:p>
      <text:p text:style-name="P1"><text:s/>onfocus, onblur, onmouseover, onmouseout and onsubmit attributes of an HTML element.</text:p>
      <text:p text:style-name="P1">onclick="alert('Going anywhere? Not so fast!'); return false;"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CSS selectors</text:p>
      <text:p text:style-name="P1">http://www.w3schools.com/cssref/css_selectors.asp</text:p>
      <text:p text:style-name="P1"/>
      <text:p text:style-name="P1"/>
      <text:p text:style-name="P1">CSS check</text:p>
      <text:p text:style-name="P1">not all browers agree when it comes to CSS</text:p>
      <text:p text:style-name="P1">go here to check</text:p>
      <text:p text:style-name="P1">http://jigsaw.w3.org/css-validator/</text:p>
      <text:p text:style-name="P1">CSS depth </text:p>
      <text:p text:style-name="P1">#id {</text:p>
      <text:p text:style-name="P1"><text:tab/>...</text:p>
      <text:p text:style-name="P1"><text:tab/>z-index: 1-as many pictures</text:p>
      <text:p text:style-name="P1"><text:tab/></text:p>
      <text:p text:style-name="P1">}</text:p>
      <text:p text:style-name="P1"/>
      <text:p text:style-name="P1">&lt;img id = "id" src "gif.jpg"&gt;</text:p>
      <text:p text:style-name="P1"/>
      <text:p text:style-name="P1">CSS position</text:p>
      <text:p text:style-name="P1">#box4 {</text:p>
      <text:p text:style-name="P1"><text:tab/><text:tab/>position:absolute;</text:p>
      <text:p text:style-name="P1"><text:tab/><text:tab/>bottom: 50px;</text:p>
      <text:p text:style-name="P1"><text:tab/><text:tab/>left: 50px;</text:p>
      <text:p text:style-name="P1"><text:tab/>}</text:p>
      <text:p text:style-name="P1">according to page</text:p>
      <text:p text:style-name="P1"/>
      <text:p text:style-name="P1">#dog1 {</text:p>
      <text:p text:style-name="P1"><text:tab/><text:tab/>position:relative;</text:p>
      <text:p text:style-name="P1"><text:tab/><text:tab/>left: 350px;</text:p>
      <text:p text:style-name="P1"><text:tab/><text:tab/>bottom: 150px;</text:p>
      <text:p text:style-name="P1"><text:tab/>}</text:p>
      <text:p text:style-name="P1"><text:tab/>#dog2 {</text:p>
      <text:p text:style-name="P1"><text:tab/><text:tab/>position:relative;</text:p>
      <text:p text:style-name="P1"><text:tab/><text:tab/>left: 150px;</text:p>
      <text:p text:style-name="P1"><text:tab/><text:tab/>bottom: 500px;</text:p>
      <text:p text:style-name="P1"><text:tab/>}</text:p>
      <text:p text:style-name="P1">relative to each other</text:p>
      <text:p text:style-name="P1">top,right,bottom left</text:p>
      <text:p text:style-name="P1"/>
      <text:p text:style-name="P1">CSS Dimensions</text:p>
      <text:p text:style-name="P1"/>
      <text:p text:style-name="P1">Height</text:p>
      <text:p text:style-name="P1">Width</text:p>
      <text:p text:style-name="P1"/>
      <text:p text:style-name="P1">height:</text:p>
      <text:p text:style-name="P1"><text:soft-page-break/>width: </text:p>
      <text:p text:style-name="P1">creates a box w/ dim for text</text:p>
      <text:p text:style-name="P1"/>
      <text:p text:style-name="P1">CSS Float</text:p>
      <text:p text:style-name="P1">&lt;div id = "this_pict"&gt;</text:p>
      <text:p text:style-name="P1"><text:tab/><text:tab/>&lt;img src= "butterfly.gif"/&gt;</text:p>
      <text:p text:style-name="P1"><text:tab/>&lt;/div&gt;</text:p>
      <text:p text:style-name="P1">&lt;p&gt; ... &lt;/p&gt;</text:p>
      <text:p text:style-name="P1">#this_pict {</text:p>
      <text:p text:style-name="P1"><text:tab/><text:tab/>float: right;</text:p>
      <text:p text:style-name="P1"><text:tab/><text:tab/>width: 500px</text:p>
      <text:p text:style-name="P1"><text:tab/>}</text:p>
      <text:p text:style-name="P1">put picture and text together</text:p>
      <text:p text:style-name="P1"/>
      <text:p text:style-name="P1">-colums</text:p>
      <text:p text:style-name="P1"><text:s/>make width under 50%</text:p>
      <text:p text:style-name="P1"/>
      <text:p text:style-name="P1">float :left right</text:p>
      <text:p text:style-name="P1">clear left right, both none</text:p>
      <text:p text:style-name="P1"/>
      <text:p text:style-name="P1">clear, </text:p>
      <text:p text:style-name="P1">&lt;p class ="floatstop"&gt; sdsag &lt;/p&gt;</text:p>
      <text:p text:style-name="P1">for putting text under a picture</text:p>
      <text:p text:style-name="P1"/>
      <text:p text:style-name="P1"/>
      <text:p text:style-name="P1">CSS box model</text:p>
      <text:p text:style-name="P1"/>
      <text:p text:style-name="P1">border: </text:p>
      <text:p text:style-name="P1"/>
      <text:p text:style-name="P1">p {</text:p>
      <text:p text:style-name="P1"><text:tab/><text:tab/>border-width: 1px;</text:p>
      <text:p text:style-name="P1"><text:tab/><text:tab/>border-style: solid;</text:p>
      <text:p text:style-name="P1"><text:tab/><text:tab/>border-color: blue;</text:p>
      <text:p text:style-name="P1"><text:tab/>}</text:p>
      <text:p text:style-name="P1">p {</text:p>
      <text:p text:style-name="P1"><text:tab/><text:tab/>border: 1px solid blue;</text:p>
      <text:p text:style-name="P1"><text:tab/>}</text:p>
      <text:p text:style-name="P1"><text:tab/></text:p>
      <text:p text:style-name="P1"><text:tab/></text:p>
      <text:p text:style-name="P1">h1 {</text:p>
      <text:p text:style-name="P1"><text:tab/><text:tab/>border-top-width: thick;</text:p>
      <text:p text:style-name="P1"><text:tab/><text:tab/>border-top-style: solid;</text:p>
      <text:p text:style-name="P1"><text:tab/><text:tab/>border-top-color: red;</text:p>
      <text:p text:style-name="P1"/>
      <text:p text:style-name="P1"><text:tab/><text:tab/>border-bottom-width: thick;</text:p>
      <text:p text:style-name="P1"><text:tab/><text:tab/>border-bottom-style: solid;</text:p>
      <text:p text:style-name="P1"><text:tab/><text:tab/>border-bottom-color: blue;</text:p>
      <text:p text:style-name="P1"/>
      <text:p text:style-name="P1"><text:tab/><text:tab/>border-right-width: thick;</text:p>
      <text:p text:style-name="P1"><text:soft-page-break/><text:tab/><text:tab/>border-right-style: solid;</text:p>
      <text:p text:style-name="P1"><text:tab/><text:tab/>border-right-color: green;</text:p>
      <text:p text:style-name="P1"/>
      <text:p text:style-name="P1"><text:tab/><text:tab/>border-left-width: thick;</text:p>
      <text:p text:style-name="P1"><text:tab/><text:tab/>border-left-style: solid;</text:p>
      <text:p text:style-name="P1"><text:tab/><text:tab/>border-left-color: orange;</text:p>
      <text:p text:style-name="P1"><text:tab/></text:p>
      <text:p text:style-name="P1"><text:tab/>[border-width] 1px -10px, thin medium thick</text:p>
      <text:p text:style-name="P1"><text:tab/>[border-stlye] dotted dashed solid</text:p>
      <text:p text:style-name="P1"><text:tab/><text:tab/><text:tab/>double groove</text:p>
      <text:p text:style-name="P1"><text:tab/><text:tab/><text:tab/>ridge inset outset</text:p>
      <text:p text:style-name="P1"><text:tab/>[border-color] rgb(x,y,z) (0-255 fr values), "color name</text:p>
      <text:p text:style-name="P1"><text:tab/><text:tab/><text:tab/>#AAFFAA</text:p>
      <text:p text:style-name="P1">margin:</text:p>
      <text:p text:style-name="P1">body {</text:p>
      <text:p text:style-name="P1"><text:tab/><text:tab/>margin-top: 100px;</text:p>
      <text:p text:style-name="P1"><text:tab/><text:tab/>margin-right: 40px;</text:p>
      <text:p text:style-name="P1"><text:tab/><text:tab/>margin-bottom: 10px;</text:p>
      <text:p text:style-name="P1"><text:tab/><text:tab/>margin-left: 70px;</text:p>
      <text:p text:style-name="P1"><text:tab/>}</text:p>
      <text:p text:style-name="P1"><text:tab/></text:p>
      <text:p text:style-name="P1">body {</text:p>
      <text:p text:style-name="P1"><text:tab/>margin: 100px 40px 10px 70px;</text:p>
      <text:p text:style-name="P1"><text:tab/>}</text:p>
      <text:p text:style-name="P1"/>
      <text:p text:style-name="P1">padding:</text:p>
      <text:p text:style-name="P1">h1 {</text:p>
      <text:p text:style-name="P1"><text:tab/><text:tab/>background: yellow;</text:p>
      <text:p text:style-name="P1"><text:tab/><text:tab/>padding: 20px 20px 20px 80px;</text:p>
      <text:p text:style-name="P1"><text:tab/>}</text:p>
      <text:p text:style-name="P1"/>
      <text:p text:style-name="P1">h2 {</text:p>
      <text:p text:style-name="P1"><text:tab/>background: orange;</text:p>
      <text:p text:style-name="P1"><text:tab/>padding-left:120px;</text:p>
      <text:p text:style-name="P1"><text:tab/>}</text:p>
      <text:p text:style-name="P1"><text:tab/></text:p>
      <text:p text:style-name="P1"><text:tab/></text:p>
      <text:p text:style-name="P1">CSS class</text:p>
      <text:p text:style-name="P1">&lt;h1 id="c1"&gt;Chapter 1&lt;/h1&gt;</text:p>
      <text:p text:style-name="P1"/>
      <text:p text:style-name="P1">#c1 {</text:p>
      <text:p text:style-name="P1"><text:tab/><text:tab/>color: red;</text:p>
      <text:p text:style-name="P1"><text:tab/>}</text:p>
      <text:p text:style-name="P1"/>
      <text:p text:style-name="P1">&lt;a href="ri.htm" class="whitewine"&gt;</text:p>
      <text:p text:style-name="P1"/>
      <text:p text:style-name="P1">a class</text:p>
      <text:p text:style-name="P1">a.whitewine {</text:p>
      <text:p text:style-name="P1"><text:tab/><text:tab/>color: #FFBB00;</text:p>
      <text:p text:style-name="P1"><text:soft-page-break/><text:tab/>}</text:p>
      <text:p text:style-name="P1"/>
      <text:p text:style-name="P1">CSS links</text:p>
      <text:p text:style-name="P1">link (unvisited) visited, hover, active</text:p>
      <text:p text:style-name="P1"/>
      <text:p text:style-name="P1">CSS text</text:p>
      <text:p text:style-name="P1">text-indent: 30px; <text:s text:c="8"/>indents the paragraph</text:p>
      <text:p text:style-name="P1"/>
      <text:p text:style-name="P1">text-align: right; <text:s text:c="10"/>Like MS word</text:p>
      <text:p text:style-name="P1"><text:s text:c="12"/>left;</text:p>
      <text:p text:style-name="P1"><text:s text:c="12"/>center;</text:p>
      <text:p text:style-name="P1"><text:s text:c="12"/>justify; <text:s text:c="9"/>Straigtens it out</text:p>
      <text:p text:style-name="P1"/>
      <text:p text:style-name="P1">text-decoration: underline;</text:p>
      <text:p text:style-name="P1"><text:tab/></text:p>
      <text:p text:style-name="P1"/>
      <text:p text:style-name="P1">text-transform:letter-spacing:text-decoration:text-align:text-indent:</text:p>
      <text:p text:style-name="P1"/>
      <text:p text:style-name="P1"/>
      <text:p text:style-name="P1">CSS font</text:p>
      <text:p text:style-name="P1">(not text)</text:p>
      <text:p text:style-name="P1">font-style: italic;</text:p>
      <text:p text:style-name="P1"><text:s text:c="12"/>normal;</text:p>
      <text:p text:style-name="P1"><text:s text:c="12"/>oblique;</text:p>
      <text:p text:style-name="P1"/>
      <text:p text:style-name="P1"/>
      <text:p text:style-name="P1">font-variant: small-caps;</text:p>
      <text:p text:style-name="P1"><text:s text:c="14"/>normal;</text:p>
      <text:p text:style-name="P1"/>
      <text:p text:style-name="P1">font-weight: <text:s text:c="2"/>bold;</text:p>
      <text:p text:style-name="P1"><text:s text:c="15"/>normal</text:p>
      <text:p text:style-name="P1"><text:s text:c="15"/>100-900 <text:s text:c="24"/>In hundreds</text:p>
      <text:p text:style-name="P1"/>
      <text:p text:style-name="P1">font-size: 30px; <text:s text:c="12"/>absolute</text:p>
      <text:p text:style-name="P1"><text:s text:c="11"/>12pt;</text:p>
      <text:p text:style-name="P1"><text:s text:c="11"/>120%; <text:s text:c="12"/>relative to zoom</text:p>
      <text:p text:style-name="P1"><text:s text:c="11"/>1em;</text:p>
      <text:p text:style-name="P1"/>
      <text:p text:style-name="P1">font family: family-name, generic-family <text:s text:c="4"/>desired font if not available uses fonts </text:p>
      <text:p text:style-name="P1"><text:s text:c="45"/>family which has fonts with similar </text:p>
      <text:p text:style-name="P1"><text:s text:c="45"/>features</text:p>
      <text:p text:style-name="P1"><text:s text:c="46"/></text:p>
      <text:p text:style-name="P1"><text:s text:c="13"/>"family name" <text:s text:c="18"/>if a font name includes more than one word</text:p>
      <text:p text:style-name="P1"><text:s text:c="45"/>place in quotes</text:p>
      <text:p text:style-name="P1"/>
      <text:p text:style-name="P1"/>
      <text:p text:style-name="P1">The order of values for font is:</text:p>
      <text:p text:style-name="P1">font-style | font-variant | font-weight | font-size | font-family</text:p>
      <text:p text:style-name="P1"/>
      <text:p text:style-name="P1"><text:soft-page-break/></text:p>
      <text:p text:style-name="P1">CSS Background<text:tab/></text:p>
      <text:p text:style-name="P1">background-color: #FFCC66;</text:p>
      <text:p text:style-name="P1"><text:s text:c="18"/>red;</text:p>
      <text:p text:style-name="P1"><text:s text:c="18"/>rgb(x,y,z);</text:p>
      <text:p text:style-name="P1"/>
      <text:p text:style-name="P1">background-image: url("butterfly.gif");</text:p>
      <text:p text:style-name="P1"/>
      <text:p text:style-name="P1">background-repeat: no-repeat; (prints image once</text:p>
      <text:p text:style-name="P1"><text:s text:c="19"/>repeat-x <text:s text:c="2"/>(repeats horiz</text:p>
      <text:p text:style-name="P1"><text:s text:c="19"/>repeat-y <text:s text:c="2"/>(repats vert</text:p>
      <text:p text:style-name="P1"><text:s text:c="19"/>repeat <text:s text:c="4"/>(repeat horiz and vert</text:p>
      <text:p text:style-name="P1"/>
      <text:p text:style-name="P1">background-attachment: fixed; <text:s text:c="2"/>(stays on page</text:p>
      <text:p text:style-name="P1"><text:s text:c="23"/>scroll; <text:s/>(scrolls with page</text:p>
      <text:p text:style-name="P1"/>
      <text:p text:style-name="P1">background-position: right <text:s text:c="2"/>bottom;</text:p>
      <text:p text:style-name="P1"><text:s text:c="21"/>left <text:s text:c="3"/>top;</text:p>
      <text:p text:style-name="P1"><text:s text:c="21"/>middle <text:s/>center;</text:p>
      <text:p text:style-name="P1"/>
      <text:p text:style-name="P1"><text:s text:c="21"/>cm <text:s text:c="7"/>cm <text:s text:c="7"/>from top left</text:p>
      <text:p text:style-name="P1"><text:s text:c="22"/>% <text:s text:c="8"/>% <text:s text:c="8"/>from top left</text:p>
      <text:p text:style-name="P1"><text:s text:c="22"/>px <text:s text:c="7"/>px <text:s text:c="8"/>Where pixel is located on monitor</text:p>
      <text:p text:style-name="P1"/>
      <text:p text:style-name="P1">The list of order is as follows:</text:p>
      <text:p text:style-name="P1">[background-color] | [background-image] | [background-repeat] | [background-attachment] | [background-position]</text:p>
      <text:p text:style-name="P1">If a property is left out, it will automatically be set to its default value. </text:p>
      <text:p text:style-name="P1">For example, if background-attachment and background-position are taken out of the example:</text:p>
      <text:p text:style-name="P1"/>
      <text:p text:style-name="P1">CSS color</text:p>
      <text:p text:style-name="P1">color: #ff0000;</text:p>
      <text:p text:style-name="P1"><text:s text:c="8"/>red;</text:p>
      <text:p text:style-name="P1"><text:s text:c="8"/>rgb(x,y,z);</text:p>
      <text:p text:style-name="P1"/>
      <text:p text:style-name="P1">CSS Files</text:p>
      <text:p text:style-name="P1"/>
      <text:p text:style-name="P1">element</text:p>
      <text:p text:style-name="P1">{...</text:p>
      <text:p text:style-name="P1">}</text:p>
      <text:p text:style-name="P1"/>
      <text:p text:style-name="P1">element.class</text:p>
      <text:p text:style-name="P1">{...</text:p>
      <text:p text:style-name="P1">}</text:p>
      <text:p text:style-name="P1"/>
      <text:p text:style-name="P1">#id</text:p>
      <text:p text:style-name="P1">{..</text:p>
      <text:p text:style-name="P1">}</text:p>
      <text:p text:style-name="P1"/>
      <text:p text:style-name="P1"><text:soft-page-break/>CSS Applied</text:p>
      <text:p text:style-name="P1">1. In line</text:p>
      <text:p text:style-name="P1">&lt;element style = ";"&gt;</text:p>
      <text:p text:style-name="P1"/>
      <text:p text:style-name="P1">2.Internal using own element (used in head element)</text:p>
      <text:p text:style-name="P1">&lt;style type = "text/css"&gt;</text:p>
      <text:p text:style-name="P1">...</text:p>
      <text:p text:style-name="P1">&lt;/style&gt;</text:p>
      <text:p text:style-name="P1"/>
      <text:p text:style-name="P1">3. make a .css file</text:p>
      <text:p text:style-name="P1">in html</text:p>
      <text:p text:style-name="P1">&lt;link rel="stylesheet" type="text/css" href="style/style.css" /&gt;</text:p>
      <text:p text:style-name="P1"/>
      <text:p text:style-name="P1">HTML tables</text:p>
      <text:p text:style-name="P1">&lt;table&gt;</text:p>
      <text:p text:style-name="P1">border = "1" sets thickness</text:p>
      <text:p text:style-name="P1">width = "30%" sets table width relative to scrn</text:p>
      <text:p text:style-name="P1">&lt;tr&gt; <text:s text:c="8"/>belongs in &lt;td&gt;</text:p>
      <text:p text:style-name="P1">&lt;td&gt; <text:s text:c="8"/>belongs in &lt;tr&gt;</text:p>
      <text:p text:style-name="P1">align = <text:s text:c="5"/>left </text:p>
      <text:p text:style-name="P1"><text:s text:c="13"/>middle </text:p>
      <text:p text:style-name="P1"><text:s text:c="13"/>right</text:p>
      <text:p text:style-name="P1"/>
      <text:p text:style-name="P1">valign = <text:s text:c="3"/>top</text:p>
      <text:p text:style-name="P1"><text:s text:c="12"/>center</text:p>
      <text:p text:style-name="P1"><text:s text:c="12"/>bottom </text:p>
      <text:p text:style-name="P1">colspan = <text:s text:c="2"/>3 how many horizontal boxes a cell takes</text:p>
      <text:p text:style-name="P1">rowspan = <text:s text:c="2"/>3 how many vertical boxes a cell takes</text:p>
      <text:p text:style-name="P1"/>
      <text:p text:style-name="P1"/>
      <text:p text:style-name="P1"/>
      <text:p text:style-name="P1">HTML images</text:p>
      <text:p text:style-name="P1">&lt;img&gt;</text:p>
      <text:p text:style-name="P1">src = <text:s text:c="2"/>" gif.jpg.png" opens image</text:p>
      <text:p text:style-name="P1"><text:s text:c="8"/>" folder/gif.jpg.png" - goes through folder</text:p>
      <text:p text:style-name="P1"><text:s text:c="8"/>" web.net/gif.jpg" <text:s/>- gets it from website</text:p>
      <text:p text:style-name="P1"/>
      <text:p text:style-name="P1">alt = <text:s text:c="2"/>if original image doesnot work</text:p>
      <text:p text:style-name="P1"/>
      <text:p text:style-name="P1">width = '100px' <text:s text:c="2"/>changes width and height of pictures</text:p>
      <text:p text:style-name="P1">height = '100px' <text:s/>resizes in browers, actual same is not changed, use img editing</text:p>
      <text:p text:style-name="P1"/>
      <text:p text:style-name="P1"/>
      <text:p text:style-name="P1"/>
      <text:p text:style-name="P1"><text:s text:c="8"/></text:p>
      <text:p text:style-name="P1"/>
      <text:p text:style-name="P1"/>
      <text:p text:style-name="P1">HTML links</text:p>
      <text:p text:style-name="P1">&lt;a&gt;</text:p>
      <text:p text:style-name="P1"><text:soft-page-break/>href = "website.html"</text:p>
      <text:p text:style-name="P1"><text:s text:c="7"/>"../website.html" - go up subdir</text:p>
      <text:p text:style-name="P1"><text:s text:c="8"/>"subfolder/web.html" - go down dir</text:p>
      <text:p text:style-name="P1"><text:s text:c="7"/>"mailto:nobody@html.net" open default email program</text:p>
      <text:p text:style-name="P1"><text:s text:c="8"/>#heading - links to part in same page</text:p>
      <text:p text:style-name="P1"><text:s text:c="8"/></text:p>
      <text:p text:style-name="P1">title = 'value' (on mouse hover)</text:p>
      <text:p text:style-name="P1"/>
      <text:p text:style-name="P1">put &lt;img&gt; after &lt;a&gt; to make image a link</text:p>
      <text:p text:style-name="P1"/>
      <text:p text:style-name="P1"/>
      <text:p text:style-name="P1"/>
      <text:p text:style-name="P1">HTML text</text:p>
      <text:p text:style-name="P1">&lt;h1-7&gt; &lt;p&gt;</text:p>
      <text:p text:style-name="P1">style = background-color: #ff0000 ;</text:p>
      <text:p text:style-name="P1"><text:s text:c="26"/>red;</text:p>
      <text:p text:style-name="P1"><text:s text:c="27"/>rgb(x,y,z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13:36:51.187892861</meta:creation-date>
    <dc:date>2017-02-03T13:38:19.592072249</dc:date>
    <meta:editing-duration>PT1M28S</meta:editing-duration>
    <meta:editing-cycles>1</meta:editing-cycles>
    <meta:document-statistic meta:table-count="0" meta:image-count="0" meta:object-count="0" meta:page-count="14" meta:paragraph-count="423" meta:word-count="1629" meta:character-count="12925" meta:non-whitespace-character-count="10488"/>
    <meta:generator>LibreOffice/5.1.4.2$Linux_X86_64 LibreOffice_project/10m0$Build-2</meta:generator>
  </office:meta>
</office:document-meta>
</file>